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2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size="14pt" style:font-size-asian="14pt" style:font-size-complex="14pt" fo:language="en" fo:country="GB" style:language-asian="en" style:country-asian="GB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" style:family="paragraph"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9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fo:language="en" fo:country="US"/>
    </style:style>
    <style:style style:name="P10" style:parent-style-name="Normal" style:family="paragraph">
      <style:paragraph-properties fo:margin-left="3.4416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11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13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14" style:parent-style-name="Normal" style:family="paragraph">
      <style:paragraph-properties fo:text-align="center"/>
      <style:text-properties style:font-name="Arial" style:font-name-complex="Arial" fo:font-style="italic" style:font-style-asian="italic" fo:font-size="14pt" style:font-size-asian="14pt" style:font-size-complex="14pt" fo:language="en" fo:country="US"/>
    </style:style>
    <style:style style:name="P15" style:parent-style-name="Normal" style:family="paragraph">
      <style:paragraph-properties fo:text-align="center"/>
      <style:text-properties style:font-name="Arial" style:font-name-complex="Arial" fo:font-style="italic" style:font-style-asian="italic" fo:font-size="14pt" style:font-size-asian="14pt" style:font-size-complex="14pt" fo:language="en" fo:country="GB"/>
    </style:style>
    <style:style style:name="P16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7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9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20" style:parent-style-name="Normal" style:family="paragraph">
      <style:text-properties style:font-name="Arial" style:font-name-complex="Arial" fo:font-weight="bold" style:font-weight-asian="bold" fo:language="en" fo:country="GB"/>
    </style:style>
    <style:style style:name="P21" style:parent-style-name="Normal" style:family="paragraph">
      <style:text-properties style:font-name="Arial" style:font-name-complex="Arial" fo:font-weight="bold" style:font-weight-asian="bold" fo:font-style="italic" style:font-style-asian="italic" fo:language="en" fo:country="GB"/>
    </style:style>
    <style:style style:name="TableColumn23" style:family="table-column">
      <style:table-column-properties style:column-width="0.9472in"/>
    </style:style>
    <style:style style:name="TableColumn24" style:family="table-column">
      <style:table-column-properties style:column-width="2.1993in"/>
    </style:style>
    <style:style style:name="TableColumn25" style:family="table-column">
      <style:table-column-properties style:column-width="2.4076in"/>
    </style:style>
    <style:style style:name="TableColumn26" style:family="table-column">
      <style:table-column-properties style:column-width="0.7458in"/>
    </style:style>
    <style:style style:name="Table22" style:family="table">
      <style:table-properties style:width="6.3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fo:language="en" fo:country="US" style:language-asian="pl" style:country-asian="PL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fo:language="en" fo:country="US" style:language-asian="pl" style:country-asian="PL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style:language-asian="pl" style:country-asian="PL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top="0.0416in" fo:margin-bottom="0.0833in"/>
      <style:text-properties style:font-name="Arial" style:font-name-asian="Arial Unicode MS" style:font-name-complex="Arial" fo:font-weight="bold" style:font-weight-asian="bold" style:language-asian="pl" style:country-asian="PL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41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P42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top="0.0416in" fo:margin-bottom="0.0833in"/>
    </style:style>
    <style:style style:name="T45" style:parent-style-name="DefaultParagraphFont" style:family="text">
      <style:text-properties style:font-name="Arial" style:font-name-asian="Arial Unicode MS" style:font-name-complex="Arial" style:language-asian="pl" style:country-asian="PL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Row57" style:family="table-row">
      <style:table-row-properties style:min-row-height="0.043in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TableRow66" style:family="table-row">
      <style:table-row-properties style:min-row-height="0.043in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top="0.0416in" fo:margin-bottom="0.0833in"/>
      <style:text-properties style:font-name="Arial" style:font-name-asian="Arial Unicode MS" style:font-name-complex="Arial" style:language-asian="pl" style:country-asian="PL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top="0.0416in" fo:margin-bottom="0.0833in"/>
      <style:text-properties style:font-name="Arial" style:font-name-asian="Arial Unicode MS" style:font-name-complex="Arial" fo:language="en" fo:country="US" style:language-asian="pl" style:country-asian="PL"/>
    </style:style>
    <style:style style:name="P75" style:parent-style-name="Nagłówek11" style:list-style-name="LFO2" style:family="paragraph"/>
    <style:style style:name="P7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7" style:parent-style-name="DefaultParagraphFont" style:family="text">
      <style:text-properties style:font-name-complex="Arial" fo:font-size="14pt" style:font-size-asian="14pt" style:font-size-complex="14pt" fo:language="en" fo:country="GB"/>
    </style:style>
    <style:style style:name="T78" style:parent-style-name="DefaultParagraphFont" style:family="text">
      <style:text-properties style:font-name-complex="Arial" fo:font-size="14pt" style:font-size-asian="14pt" style:font-size-complex="14pt" fo:language="en" fo:country="GB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P80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P85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P90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93" style:parent-style-name="DefaultParagraphFont" style:family="text">
      <style:text-properties fo:font-size="14pt" style:font-size-asian="14pt" style:font-size-complex="14pt" fo:language="en" fo:country="US"/>
    </style:style>
    <style:style style:name="T94" style:parent-style-name="DefaultParagraphFont" style:family="text">
      <style:text-properties fo:font-size="14pt" style:font-size-asian="14pt" style:font-size-complex="14pt"/>
    </style:style>
    <style:style style:name="P95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96" style:parent-style-name="DefaultParagraphFont" style:family="text">
      <style:text-properties fo:font-size="14pt" style:font-size-asian="14pt" style:font-size-complex="14pt" fo:language="en" fo:country="GB"/>
    </style:style>
    <style:style style:name="T97" style:parent-style-name="DefaultParagraphFont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98" style:parent-style-name="DefaultParagraphFont" style:family="text">
      <style:text-properties fo:font-size="14pt" style:font-size-asian="14pt" style:font-size-complex="14pt" fo:language="en" fo:country="GB"/>
    </style:style>
    <style:style style:name="T99" style:parent-style-name="DefaultParagraphFont" style:family="text">
      <style:text-properties fo:font-size="14pt" style:font-size-asian="14pt" style:font-size-complex="14pt"/>
    </style:style>
    <style:style style:name="P100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101" style:parent-style-name="DefaultParagraphFont" style:family="text">
      <style:text-properties fo:font-size="14pt" style:font-size-asian="14pt" style:font-size-complex="14pt" fo:language="en" fo:country="GB"/>
    </style:style>
    <style:style style:name="T102" style:parent-style-name="DefaultParagraphFont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103" style:parent-style-name="DefaultParagraphFont" style:family="text">
      <style:text-properties fo:font-size="14pt" style:font-size-asian="14pt" style:font-size-complex="14pt" fo:language="en" fo:country="GB"/>
    </style:style>
    <style:style style:name="T104" style:parent-style-name="DefaultParagraphFont" style:family="text">
      <style:text-properties fo:font-size="14pt" style:font-size-asian="14pt" style:font-size-complex="14pt" fo:language="en" fo:country="GB"/>
    </style:style>
    <style:style style:name="P105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06" style:parent-style-name="DefaultParagraphFont" style:family="text">
      <style:text-properties fo:font-size="14pt" style:font-size-asian="14pt" style:font-size-complex="14pt" fo:language="en" fo:country="GB"/>
    </style:style>
    <style:style style:name="T107" style:parent-style-name="DefaultParagraphFont" style:family="text">
      <style:text-properties style:font-name-asian="Times New Roman" style:font-name-complex="Times New Roman" fo:font-size="14pt" style:font-size-asian="14pt" style:font-size-complex="14pt" fo:language="en" fo:country="GB" style:language-asian="en" style:country-asian="GB"/>
    </style:style>
    <style:style style:name="T108" style:parent-style-name="DefaultParagraphFont" style:family="text">
      <style:text-properties fo:font-size="14pt" style:font-size-asian="14pt" style:font-size-complex="14pt" fo:language="en" fo:country="GB"/>
    </style:style>
    <style:style style:name="T109" style:parent-style-name="DefaultParagraphFont" style:family="text">
      <style:text-properties fo:font-size="14pt" style:font-size-asian="14pt" style:font-size-complex="14pt" fo:language="en" fo:country="GB"/>
    </style:style>
    <style:style style:name="P110" style:parent-style-name="Normal" style:family="paragraph">
      <style:text-properties fo:language="en" fo:country="GB"/>
    </style:style>
    <style:style style:name="P111" style:parent-style-name="Normal" style:family="paragraph">
      <style:text-properties fo:font-size="14pt" style:font-size-asian="14pt" style:font-size-complex="14pt" fo:language="en" fo:country="GB"/>
    </style:style>
    <style:style style:name="P112" style:parent-style-name="Normal" style:family="paragraph">
      <style:text-properties fo:font-size="14pt" style:font-size-asian="14pt" style:font-size-complex="14pt" fo:language="en" fo:country="GB"/>
    </style:style>
    <style:style style:name="P113" style:parent-style-name="Normal" style:family="paragraph">
      <style:text-properties fo:font-size="14pt" style:font-size-asian="14pt" style:font-size-complex="14pt" fo:language="en" fo:country="GB"/>
    </style:style>
    <style:style style:name="P114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15" style:parent-style-name="Heading1" style:list-style-name="WW_OutlineListStyle" style:family="paragraph"/>
    <style:style style:name="P1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17" style:parent-style-name="Heading2" style:list-style-name="WW_OutlineListStyle" style:family="paragraph">
      <style:text-properties fo:font-size="14pt" style:font-size-asian="14pt" style:font-size-complex="14pt"/>
    </style:style>
    <style:style style:name="P118" style:parent-style-name="Normal" style:family="paragraph">
      <style:text-properties fo:font-size="12pt" style:font-size-asian="12pt" style:font-size-complex="12pt" fo:language="en" fo:country="GB"/>
    </style:style>
    <style:style style:name="P119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120" style:parent-style-name="Heading2" style:list-style-name="WW_OutlineListStyle" style:family="paragraph"/>
    <style:style style:name="T121" style:parent-style-name="DefaultParagraphFont" style:family="text">
      <style:text-properties fo:font-size="14pt" style:font-size-asian="14pt" style:font-size-complex="14pt" fo:language="en" fo:country="US"/>
    </style:style>
    <style:style style:name="T122" style:parent-style-name="DefaultParagraphFont" style:family="text">
      <style:text-properties fo:font-size="14pt" style:font-size-asian="14pt" style:font-size-complex="14pt" fo:language="en" fo:country="US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P124" style:parent-style-name="Normal" style:family="paragraph">
      <style:paragraph-properties fo:margin-bottom="0.1111in" fo:line-height="101%"/>
      <style:text-properties fo:font-size="12pt" style:font-size-asian="12pt" style:font-size-complex="12pt" fo:language="en" fo:country="GB"/>
    </style:style>
    <style:style style:name="P125" style:parent-style-name="Normal" style:family="paragraph">
      <style:text-properties style:font-name="Arial" style:font-name-complex="Arial" fo:font-weight="bold" style:font-weight-asian="bold" fo:font-size="14pt" style:font-size-asian="14pt" style:font-size-complex="14pt" fo:language="en" fo:country="GB"/>
    </style:style>
    <style:style style:name="P126" style:parent-style-name="Heading2" style:list-style-name="WW_OutlineListStyle" style:family="paragraph"/>
    <style:style style:name="T127" style:parent-style-name="DefaultParagraphFont" style:family="text">
      <style:text-properties fo:font-size="14pt" style:font-size-asian="14pt" style:font-size-complex="14pt" fo:language="en" fo:country="GB"/>
    </style:style>
    <style:style style:name="T128" style:parent-style-name="DefaultParagraphFont" style:family="text">
      <style:text-properties fo:font-size="14pt" style:font-size-asian="14pt" style:font-size-complex="14pt" fo:language="en" fo:country="US"/>
    </style:style>
    <style:style style:name="T129" style:parent-style-name="DefaultParagraphFont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30" style:parent-style-name="DefaultParagraphFont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31" style:parent-style-name="DefaultParagraphFont" style:family="text">
      <style:text-properties style:font-name="Calibri" style:font-name-complex="Calibri" fo:font-weight="normal" style:font-weight-asian="normal" fo:font-size="12pt" style:font-size-asian="12pt" style:font-size-complex="12pt" fo:language="en" fo:country="GB"/>
    </style:style>
    <style:style style:name="T132" style:parent-style-name="DefaultParagraphFont" style:family="text">
      <style:text-properties fo:font-size="12pt" style:font-size-asian="12pt" style:font-size-complex="12pt" fo:language="en" fo:country="GB"/>
    </style:style>
    <style:style style:name="T133" style:parent-style-name="DefaultParagraphFont" style:family="text">
      <style:text-properties fo:font-size="12pt" style:font-size-asian="12pt" style:font-size-complex="12pt" fo:language="en" fo:country="GB"/>
    </style:style>
    <style:style style:name="P134" style:parent-style-name="Heading2" style:list-style-name="WW_OutlineListStyle" style:family="paragraph">
      <style:text-properties fo:font-size="14pt" style:font-size-asian="14pt" style:font-size-complex="14pt" fo:language="en" fo:country="GB"/>
    </style:style>
    <style:style style:name="T135" style:parent-style-name="DefaultParagraphFont" style:family="text">
      <style:text-properties fo:font-size="14pt" style:font-size-asian="14pt" style:font-size-complex="14pt" fo:language="en" fo:country="GB"/>
    </style:style>
    <style:style style:name="T136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37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38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39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40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41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42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43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44" style:parent-style-name="DefaultParagraphFont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45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46" style:parent-style-name="DefaultParagraphFont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47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48" style:parent-style-name="DefaultParagraphFont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49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50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51" style:parent-style-name="DefaultParagraphFont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52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53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54" style:parent-style-name="DefaultParagraphFont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55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56" style:parent-style-name="DefaultParagraphFont" style:family="text">
      <style:text-properties fo:font-weight="normal" style:font-weight-asian="normal" style:text-position="sub 66.6%" fo:font-size="12pt" style:font-size-asian="12pt" style:font-size-complex="12pt" fo:language="en" fo:country="GB"/>
    </style:style>
    <style:style style:name="T157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58" style:parent-style-name="DefaultParagraphFont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59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T160" style:parent-style-name="DefaultParagraphFont" style:family="text">
      <style:text-properties fo:font-weight="normal" style:font-weight-asian="normal" style:text-position="super 66.6%" fo:font-size="12pt" style:font-size-asian="12pt" style:font-size-complex="12pt" fo:language="en" fo:country="GB"/>
    </style:style>
    <style:style style:name="T161" style:parent-style-name="DefaultParagraphFont" style:family="text">
      <style:text-properties fo:font-weight="normal" style:font-weight-asian="normal" fo:font-size="12pt" style:font-size-asian="12pt" style:font-size-complex="12pt" fo:language="en" fo:country="GB"/>
    </style:style>
    <style:style style:name="P162" style:parent-style-name="Caption" style:family="paragraph">
      <style:text-properties fo:font-weight="normal" style:font-weight-asian="normal" fo:font-size="14pt" style:font-size-asian="14pt" style:font-size-complex="14pt" fo:language="en" fo:country="GB"/>
    </style:style>
    <style:style style:name="T163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6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5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16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7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6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69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7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3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5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7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7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79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80" style:parent-style-name="mi" style:family="text">
      <style:text-properties style:font-name="MathJax_Math-italic" fo:color="#333333" style:text-position="super 65%" fo:font-size="20pt" style:font-size-asian="20pt" style:font-size-complex="20pt" fo:background-color="#FFFFFF" fo:language="en" fo:country="GB"/>
    </style:style>
    <style:style style:name="T18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82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8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84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8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86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87" style:parent-style-name="DefaultParagraphFont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88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189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0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19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2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9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4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19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6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97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198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199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00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0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02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0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04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05" style:parent-style-name="mi" style:family="text">
      <style:text-properties style:font-name="MathJax_Math-italic" fo:color="#333333" style:text-position="super 65%" fo:font-size="20pt" style:font-size-asian="20pt" style:font-size-complex="20pt" fo:background-color="#FFFFFF" fo:language="en" fo:country="GB"/>
    </style:style>
    <style:style style:name="T206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07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0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09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1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1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12" style:parent-style-name="DefaultParagraphFont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13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1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15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1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17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1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19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2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21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2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23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2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25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2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27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28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29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3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31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3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33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3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35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36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37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38" style:parent-style-name="DefaultParagraphFont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39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4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4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4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43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44" style:parent-style-name="mo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45" style:parent-style-name="DefaultParagraphFont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46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47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48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49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0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5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2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5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4" style:parent-style-name="mi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55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6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57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58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59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60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6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62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6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64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65" style:parent-style-name="mo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66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67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68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69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70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71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72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73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74" style:parent-style-name="mo" style:family="text">
      <style:text-properties style:font-name="MathJax_Main" fo:color="#333333" fo:font-size="20pt" style:font-size-asian="20pt" style:font-size-complex="20pt" fo:background-color="#FFFFFF" fo:language="en" fo:country="GB"/>
    </style:style>
    <style:style style:name="T275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76" style:parent-style-name="DefaultParagraphFont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77" style:parent-style-name="DefaultParagraphFont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 fo:language="en" fo:country="GB"/>
    </style:style>
    <style:style style:name="T278" style:parent-style-name="mo" style:family="text">
      <style:text-properties style:font-name="MathJax_Main" fo:color="#333333" fo:font-size="20pt" style:font-size-asian="20pt" style:font-size-complex="20pt" fo:background-color="#FFFFFF" fo:language="en" fo:country="GB"/>
    </style:style>
    <style:style style:name="T279" style:parent-style-name="mo" style:family="text">
      <style:text-properties style:font-name="MathJax_Main" fo:color="#333333" style:text-position="sub 65%" fo:font-size="20pt" style:font-size-asian="20pt" style:font-size-complex="20pt" fo:background-color="#FFFFFF" fo:language="en" fo:country="GB"/>
    </style:style>
    <style:style style:name="T280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81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82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83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84" style:parent-style-name="mi" style:family="text">
      <style:text-properties style:font-name="MathJax_Math-italic" fo:color="#333333" style:text-position="sub 65%" fo:font-size="20pt" style:font-size-asian="20pt" style:font-size-complex="20pt" fo:background-color="#FFFFFF" fo:language="en" fo:country="GB"/>
    </style:style>
    <style:style style:name="T285" style:parent-style-name="mi" style:family="text">
      <style:text-properties style:font-name="MathJax_Math-italic" fo:color="#333333" fo:font-size="20pt" style:font-size-asian="20pt" style:font-size-complex="20pt" fo:background-color="#FFFFFF" fo:language="en" fo:country="GB"/>
    </style:style>
    <style:style style:name="T286" style:parent-style-name="DefaultParagraphFont" style:family="text">
      <style:text-properties style:font-name="Cambria Math" style:font-name-complex="Cambria Math" fo:color="#333333" fo:font-size="20pt" style:font-size-asian="20pt" style:font-size-complex="20pt" fo:background-color="#FFFFFF" fo:language="en" fo:country="GB"/>
    </style:style>
    <style:style style:name="T287" style:parent-style-name="DefaultParagraphFont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88" style:parent-style-name="mo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89" style:parent-style-name="DefaultParagraphFont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90" style:parent-style-name="mo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9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92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93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294" style:parent-style-name="mo" style:family="text">
      <style:text-properties style:font-name="MathJax_Main" fo:color="#333333" fo:font-size="20pt" style:font-size-asian="20pt" style:font-size-complex="20pt" fo:background-color="#FFFFFF"/>
    </style:style>
    <style:style style:name="T295" style:parent-style-name="mo" style:family="text">
      <style:text-properties style:font-name="MathJax_Main" fo:color="#333333" style:text-position="sub 65%" fo:font-size="20pt" style:font-size-asian="20pt" style:font-size-complex="20pt" fo:background-color="#FFFFFF"/>
    </style:style>
    <style:style style:name="T296" style:parent-style-name="DefaultParagraphFont" style:family="text">
      <style:text-properties style:font-name="Cambria Math" style:font-name-complex="Cambria Math" fo:color="#333333" fo:font-size="20pt" style:font-size-asian="20pt" style:font-size-complex="20pt" fo:background-color="#FFFFFF"/>
    </style:style>
    <style:style style:name="T297" style:parent-style-name="DefaultParagraphFont" style:family="text">
      <style:text-properties style:font-name="Cambria Math" style:font-name-complex="Cambria Math" fo:color="#333333" style:text-position="sub 65%" fo:font-size="20pt" style:font-size-asian="20pt" style:font-size-complex="20pt" fo:background-color="#FFFFFF"/>
    </style:style>
    <style:style style:name="T298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299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300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301" style:parent-style-name="mi" style:family="text">
      <style:text-properties style:font-name="MathJax_Math-italic" fo:color="#333333" style:text-position="sub 65%" fo:font-size="20pt" style:font-size-asian="20pt" style:font-size-complex="20pt" fo:background-color="#FFFFFF"/>
    </style:style>
    <style:style style:name="T302" style:parent-style-name="mi" style:family="text">
      <style:text-properties style:font-name="MathJax_Math-italic" fo:color="#333333" fo:font-size="20pt" style:font-size-asian="20pt" style:font-size-complex="20pt" fo:background-color="#FFFFFF"/>
    </style:style>
    <style:style style:name="T303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 fo:language="en" fo:country="GB"/>
    </style:style>
    <style:style style:name="T304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305" style:parent-style-name="DefaultParagraphFont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306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307" style:parent-style-name="DefaultParagraphFont" style:family="text">
      <style:text-properties style:font-name="Cambria Math" style:font-name-complex="Cambria Math" fo:font-weight="normal" style:font-weight-asian="normal" fo:color="#222222" fo:font-size="12pt" style:font-size-asian="12pt" style:font-size-complex="12pt" fo:background-color="#FFFFFF"/>
    </style:style>
    <style:style style:name="T308" style:parent-style-name="DefaultParagraphFont" style:family="text">
      <style:text-properties fo:font-weight="normal" style:font-weight-asian="normal" fo:color="#222222" fo:font-size="12pt" style:font-size-asian="12pt" style:font-size-complex="12pt" fo:background-color="#FFFFFF"/>
    </style:style>
    <style:style style:name="T309" style:parent-style-name="mo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310" style:parent-style-name="mi" style:family="text">
      <style:text-properties style:font-name="MathJax_Math-italic" fo:font-weight="normal" style:font-weight-asian="normal" fo:color="#333333" fo:font-size="12pt" style:font-size-asian="12pt" style:font-size-complex="12pt" fo:background-color="#FFFFFF"/>
    </style:style>
    <style:style style:name="T311" style:parent-style-name="mo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T312" style:parent-style-name="DefaultParagraphFont" style:family="text">
      <style:text-properties style:font-name="Cambria Math" style:font-name-complex="Cambria Math" fo:font-weight="normal" style:font-weight-asian="normal" fo:color="#333333" fo:font-size="12pt" style:font-size-asian="12pt" style:font-size-complex="12pt" fo:background-color="#FFFFFF"/>
    </style:style>
    <style:style style:name="P313" style:parent-style-name="Caption" style:family="paragraph">
      <style:text-properties style:font-name="Cambria Math" style:font-name-complex="Cambria Math" fo:color="#333333" fo:font-size="14pt" style:font-size-asian="14pt" style:font-size-complex="14pt" fo:background-color="#FFFFFF"/>
    </style:style>
    <style:style style:name="P314" style:parent-style-name="Heading1" style:list-style-name="WW_OutlineListStyle" style:family="paragraph">
      <style:text-properties fo:language="en" fo:country="GB"/>
    </style:style>
    <style:style style:name="P315" style:parent-style-name="Normal" style:family="paragraph">
      <style:text-properties fo:font-size="14pt" style:font-size-asian="14pt" style:font-size-complex="14pt" fo:language="en" fo:country="GB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1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/>
    </style:style>
    <style:style style:name="P319" style:parent-style-name="Normal" style:family="paragraph">
      <style:paragraph-properties fo:margin-bottom="0in" fo:line-height="100%"/>
    </style:style>
    <style:style style:name="T32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1" style:parent-style-name="Normal" style:family="paragraph">
      <style:paragraph-properties fo:margin-bottom="0in" fo:line-height="100%"/>
    </style:style>
    <style:style style:name="T32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3" style:parent-style-name="Normal" style:family="paragraph">
      <style:paragraph-properties fo:margin-bottom="0in" fo:line-height="100%"/>
    </style:style>
    <style:style style:name="T32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2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28" style:parent-style-name="Normal" style:family="paragraph">
      <style:paragraph-properties fo:margin-bottom="0in" fo:line-height="100%"/>
    </style:style>
    <style:style style:name="T32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0" style:parent-style-name="Normal" style:family="paragraph">
      <style:paragraph-properties fo:margin-bottom="0in" fo:line-height="100%"/>
    </style:style>
    <style:style style:name="T33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2" style:parent-style-name="Normal" style:family="paragraph">
      <style:paragraph-properties fo:margin-bottom="0in" fo:line-height="100%"/>
    </style:style>
    <style:style style:name="T33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4" style:parent-style-name="Normal" style:family="paragraph">
      <style:paragraph-properties fo:margin-bottom="0in" fo:line-height="100%"/>
    </style:style>
    <style:style style:name="T33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/>
    </style:style>
    <style:style style:name="P337" style:parent-style-name="Normal" style:family="paragraph">
      <style:paragraph-properties fo:margin-bottom="0in" fo:line-height="100%"/>
    </style:style>
    <style:style style:name="T33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3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0" style:parent-style-name="Normal" style:family="paragraph">
      <style:paragraph-properties fo:margin-bottom="0in" fo:line-height="100%"/>
    </style:style>
    <style:style style:name="T34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2" style:parent-style-name="Normal" style:family="paragraph">
      <style:paragraph-properties fo:margin-bottom="0in" fo:line-height="100%"/>
    </style:style>
    <style:style style:name="T34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4" style:parent-style-name="Normal" style:family="paragraph">
      <style:paragraph-properties fo:margin-bottom="0in" fo:line-height="100%"/>
    </style:style>
    <style:style style:name="T34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6" style:parent-style-name="Normal" style:family="paragraph">
      <style:paragraph-properties fo:margin-bottom="0in" fo:line-height="100%"/>
    </style:style>
    <style:style style:name="T34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48" style:parent-style-name="Normal" style:family="paragraph">
      <style:paragraph-properties fo:margin-bottom="0in" fo:line-height="100%"/>
    </style:style>
    <style:style style:name="T34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1" style:parent-style-name="Normal" style:family="paragraph">
      <style:paragraph-properties fo:margin-bottom="0in" fo:line-height="100%"/>
    </style:style>
    <style:style style:name="T35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5" style:parent-style-name="Normal" style:family="paragraph">
      <style:paragraph-properties fo:margin-bottom="0in" fo:line-height="100%"/>
    </style:style>
    <style:style style:name="T35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5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59" style:parent-style-name="Normal" style:family="paragraph">
      <style:paragraph-properties fo:margin-bottom="0in" fo:line-height="100%"/>
    </style:style>
    <style:style style:name="T36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64" style:parent-style-name="Normal" style:family="paragraph">
      <style:paragraph-properties fo:margin-bottom="0in" fo:line-height="100%"/>
    </style:style>
    <style:style style:name="T36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6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0" style:parent-style-name="Normal" style:family="paragraph">
      <style:paragraph-properties fo:margin-bottom="0in" fo:line-height="100%" fo:margin-left="2in">
        <style:tab-stops/>
      </style:paragraph-properties>
    </style:style>
    <style:style style:name="T37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2" style:parent-style-name="Normal" style:family="paragraph">
      <style:paragraph-properties fo:margin-bottom="0in" fo:line-height="100%" fo:margin-left="2in">
        <style:tab-stops/>
      </style:paragraph-properties>
    </style:style>
    <style:style style:name="T37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7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5" style:parent-style-name="Normal" style:family="paragraph">
      <style:paragraph-properties fo:margin-bottom="0in" fo:line-height="100%" fo:margin-left="2in">
        <style:tab-stops/>
      </style:paragraph-properties>
    </style:style>
    <style:style style:name="T37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77" style:parent-style-name="Normal" style:family="paragraph">
      <style:paragraph-properties fo:margin-bottom="0in" fo:line-height="100%"/>
    </style:style>
    <style:style style:name="T37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7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8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1" style:parent-style-name="Normal" style:family="paragraph">
      <style:paragraph-properties fo:margin-bottom="0in" fo:line-height="100%"/>
    </style:style>
    <style:style style:name="T38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3" style:parent-style-name="Normal" style:family="paragraph">
      <style:paragraph-properties fo:margin-bottom="0in" fo:line-height="100%"/>
    </style:style>
    <style:style style:name="T38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5" style:parent-style-name="Normal" style:family="paragraph">
      <style:paragraph-properties fo:margin-bottom="0in" fo:line-height="100%"/>
    </style:style>
    <style:style style:name="T38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7" style:parent-style-name="Normal" style:family="paragraph">
      <style:paragraph-properties fo:margin-bottom="0in" fo:line-height="100%"/>
    </style:style>
    <style:style style:name="T38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89" style:parent-style-name="Normal" style:family="paragraph">
      <style:paragraph-properties fo:margin-bottom="0in" fo:line-height="100%"/>
    </style:style>
    <style:style style:name="T39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1" style:parent-style-name="Normal" style:family="paragraph">
      <style:paragraph-properties fo:margin-bottom="0in" fo:line-height="100%"/>
    </style:style>
    <style:style style:name="T39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3" style:parent-style-name="Normal" style:family="paragraph">
      <style:paragraph-properties fo:margin-bottom="0in" fo:line-height="100%"/>
    </style:style>
    <style:style style:name="T39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9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6" style:parent-style-name="Normal" style:family="paragraph">
      <style:paragraph-properties fo:margin-bottom="0in" fo:line-height="100%"/>
    </style:style>
    <style:style style:name="T39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39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399" style:parent-style-name="Normal" style:family="paragraph">
      <style:paragraph-properties fo:margin-bottom="0in" fo:line-height="100%"/>
    </style:style>
    <style:style style:name="T40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1" style:parent-style-name="Normal" style:family="paragraph">
      <style:paragraph-properties fo:margin-bottom="0in" fo:line-height="100%"/>
    </style:style>
    <style:style style:name="T40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0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4" style:parent-style-name="Normal" style:family="paragraph">
      <style:paragraph-properties fo:margin-bottom="0in" fo:line-height="100%"/>
    </style:style>
    <style:style style:name="T40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/>
    </style:style>
    <style:style style:name="P407" style:parent-style-name="Normal" style:family="paragraph">
      <style:paragraph-properties fo:margin-bottom="0in" fo:line-height="100%"/>
    </style:style>
    <style:style style:name="T40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09" style:parent-style-name="Normal" style:family="paragraph">
      <style:paragraph-properties fo:margin-bottom="0in" fo:line-height="100%"/>
    </style:style>
    <style:style style:name="T41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1" style:parent-style-name="Normal" style:family="paragraph">
      <style:paragraph-properties fo:margin-bottom="0in" fo:line-height="100%"/>
    </style:style>
    <style:style style:name="T41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3" style:parent-style-name="Normal" style:family="paragraph">
      <style:paragraph-properties fo:margin-bottom="0in" fo:line-height="100%"/>
    </style:style>
    <style:style style:name="T41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5" style:parent-style-name="Normal" style:family="paragraph">
      <style:paragraph-properties fo:margin-bottom="0in" fo:line-height="100%"/>
    </style:style>
    <style:style style:name="T41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1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18" style:parent-style-name="Normal" style:family="paragraph">
      <style:paragraph-properties fo:margin-bottom="0in" fo:line-height="100%"/>
    </style:style>
    <style:style style:name="T41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2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1" style:parent-style-name="Normal" style:family="paragraph">
      <style:paragraph-properties fo:margin-bottom="0in" fo:line-height="100%"/>
    </style:style>
    <style:style style:name="T42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2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2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5" style:parent-style-name="Normal" style:family="paragraph">
      <style:paragraph-properties fo:margin-bottom="0in" fo:line-height="100%"/>
    </style:style>
    <style:style style:name="T42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2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2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29" style:parent-style-name="Normal" style:family="paragraph">
      <style:paragraph-properties fo:margin-bottom="0in" fo:line-height="100%"/>
    </style:style>
    <style:style style:name="T43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3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3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3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34" style:parent-style-name="Normal" style:family="paragraph">
      <style:paragraph-properties fo:margin-bottom="0in" fo:line-height="100%"/>
    </style:style>
    <style:style style:name="T43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3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3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3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3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0" style:parent-style-name="Normal" style:family="paragraph">
      <style:paragraph-properties fo:margin-bottom="0in" fo:line-height="100%"/>
    </style:style>
    <style:style style:name="T44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4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4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4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5" style:parent-style-name="Normal" style:family="paragraph">
      <style:paragraph-properties fo:margin-bottom="0in" fo:line-height="100%"/>
    </style:style>
    <style:style style:name="T44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4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4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49" style:parent-style-name="Normal" style:family="paragraph">
      <style:paragraph-properties fo:margin-bottom="0in" fo:line-height="100%"/>
    </style:style>
    <style:style style:name="T45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5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2" style:parent-style-name="Normal" style:family="paragraph">
      <style:paragraph-properties fo:margin-bottom="0in" fo:line-height="100%"/>
    </style:style>
    <style:style style:name="T45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4" style:parent-style-name="Normal" style:family="paragraph">
      <style:paragraph-properties fo:margin-bottom="0in" fo:line-height="100%"/>
    </style:style>
    <style:style style:name="T45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6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/>
    </style:style>
    <style:style style:name="P457" style:parent-style-name="Normal" style:family="paragraph">
      <style:paragraph-properties fo:margin-bottom="0in" fo:line-height="100%"/>
    </style:style>
    <style:style style:name="T45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59" style:parent-style-name="Normal" style:family="paragraph">
      <style:paragraph-properties fo:margin-bottom="0in" fo:line-height="100%"/>
    </style:style>
    <style:style style:name="T46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1" style:parent-style-name="Normal" style:family="paragraph">
      <style:paragraph-properties fo:margin-bottom="0in" fo:line-height="100%"/>
    </style:style>
    <style:style style:name="T46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3" style:parent-style-name="Normal" style:family="paragraph">
      <style:paragraph-properties fo:margin-bottom="0in" fo:line-height="100%"/>
    </style:style>
    <style:style style:name="T46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5" style:parent-style-name="Normal" style:family="paragraph">
      <style:paragraph-properties fo:margin-bottom="0in" fo:line-height="100%"/>
    </style:style>
    <style:style style:name="T46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6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68" style:parent-style-name="Normal" style:family="paragraph">
      <style:paragraph-properties fo:margin-bottom="0in" fo:line-height="100%"/>
    </style:style>
    <style:style style:name="T46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7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1" style:parent-style-name="Normal" style:family="paragraph">
      <style:paragraph-properties fo:margin-bottom="0in" fo:line-height="100%" fo:margin-left="0.5in" fo:text-indent="0.5in">
        <style:tab-stops/>
      </style:paragraph-properties>
    </style:style>
    <style:style style:name="T47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3" style:parent-style-name="Normal" style:family="paragraph">
      <style:paragraph-properties fo:margin-bottom="0in" fo:line-height="100%"/>
    </style:style>
    <style:style style:name="T47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7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7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77" style:parent-style-name="Normal" style:family="paragraph">
      <style:paragraph-properties fo:margin-bottom="0in" fo:line-height="100%"/>
    </style:style>
    <style:style style:name="T47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7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0" style:parent-style-name="Normal" style:family="paragraph">
      <style:paragraph-properties fo:margin-bottom="0in" fo:line-height="100%"/>
    </style:style>
    <style:style style:name="T48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8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3" style:parent-style-name="Normal" style:family="paragraph">
      <style:paragraph-properties fo:margin-bottom="0in" fo:line-height="100%"/>
    </style:style>
    <style:style style:name="T48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48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6" style:parent-style-name="Normal" style:family="paragraph">
      <style:paragraph-properties fo:margin-bottom="0in" fo:line-height="100%" fo:text-indent="0.5in"/>
    </style:style>
    <style:style style:name="T48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88" style:parent-style-name="Normal" style:family="paragraph">
      <style:paragraph-properties fo:margin-bottom="0in" fo:line-height="100%" fo:text-indent="0.5in"/>
    </style:style>
    <style:style style:name="T48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90" style:parent-style-name="Normal" style:family="paragraph">
      <style:paragraph-properties fo:margin-bottom="0in" fo:line-height="100%"/>
    </style:style>
    <style:style style:name="T49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92" style:parent-style-name="Normal" style:family="paragraph">
      <style:paragraph-properties fo:margin-bottom="0in" fo:line-height="100%"/>
    </style:style>
    <style:style style:name="T49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94" style:parent-style-name="Normal" style:family="paragraph">
      <style:paragraph-properties fo:margin-bottom="0in" fo:line-height="100%"/>
    </style:style>
    <style:style style:name="T49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96" style:parent-style-name="Normal" style:family="paragraph">
      <style:paragraph-properties fo:margin-bottom="0in" fo:line-height="100%"/>
    </style:style>
    <style:style style:name="T49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498" style:parent-style-name="Normal" style:family="paragraph">
      <style:paragraph-properties fo:margin-bottom="0in" fo:line-height="100%" fo:text-indent="0.5in"/>
    </style:style>
    <style:style style:name="T49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00" style:parent-style-name="Normal" style:family="paragraph">
      <style:paragraph-properties fo:margin-bottom="0in" fo:line-height="100%"/>
    </style:style>
    <style:style style:name="T50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50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03" style:parent-style-name="Normal" style:family="paragraph">
      <style:paragraph-properties fo:margin-bottom="0in" fo:line-height="100%"/>
    </style:style>
    <style:style style:name="T50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/>
    </style:style>
    <style:style style:name="P506" style:parent-style-name="Normal" style:family="paragraph">
      <style:paragraph-properties fo:margin-bottom="0in" fo:line-height="100%"/>
    </style:style>
    <style:style style:name="T50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/>
    </style:style>
    <style:style style:name="P509" style:parent-style-name="Normal" style:family="paragraph">
      <style:paragraph-properties fo:margin-bottom="0in" fo:line-height="100%"/>
    </style:style>
    <style:style style:name="T51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11" style:parent-style-name="Normal" style:family="paragraph">
      <style:paragraph-properties fo:margin-bottom="0in" fo:line-height="100%"/>
    </style:style>
    <style:style style:name="T51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13" style:parent-style-name="Normal" style:family="paragraph">
      <style:paragraph-properties fo:margin-bottom="0in" fo:line-height="100%"/>
    </style:style>
    <style:style style:name="T51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15" style:parent-style-name="Normal" style:family="paragraph">
      <style:paragraph-properties fo:margin-bottom="0in" fo:line-height="100%"/>
    </style:style>
    <style:style style:name="T51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17" style:parent-style-name="Normal" style:family="paragraph">
      <style:paragraph-properties fo:margin-bottom="0in" fo:line-height="100%"/>
    </style:style>
    <style:style style:name="T51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19" style:parent-style-name="Normal" style:family="paragraph">
      <style:paragraph-properties fo:margin-bottom="0in" fo:line-height="100%"/>
    </style:style>
    <style:style style:name="T52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21" style:parent-style-name="Normal" style:family="paragraph">
      <style:paragraph-properties fo:margin-bottom="0in" fo:line-height="100%"/>
    </style:style>
    <style:style style:name="T52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23" style:parent-style-name="Normal" style:family="paragraph">
      <style:paragraph-properties fo:margin-bottom="0in" fo:line-height="100%"/>
    </style:style>
    <style:style style:name="T52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25" style:parent-style-name="Normal" style:family="paragraph">
      <style:paragraph-properties fo:margin-bottom="0in" fo:line-height="100%"/>
    </style:style>
    <style:style style:name="T52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27" style:parent-style-name="Normal" style:family="paragraph">
      <style:paragraph-properties fo:margin-bottom="0in" fo:line-height="100%"/>
    </style:style>
    <style:style style:name="T52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29" style:parent-style-name="Normal" style:family="paragraph">
      <style:paragraph-properties fo:margin-bottom="0in" fo:line-height="100%"/>
    </style:style>
    <style:style style:name="T530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31" style:parent-style-name="Normal" style:family="paragraph">
      <style:paragraph-properties fo:margin-bottom="0in" fo:line-height="100%"/>
    </style:style>
    <style:style style:name="T532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33" style:parent-style-name="Normal" style:family="paragraph">
      <style:paragraph-properties fo:margin-bottom="0in" fo:line-height="100%"/>
    </style:style>
    <style:style style:name="T534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35" style:parent-style-name="Normal" style:family="paragraph">
      <style:paragraph-properties fo:margin-bottom="0in" fo:line-height="100%"/>
    </style:style>
    <style:style style:name="T536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37" style:parent-style-name="Normal" style:family="paragraph">
      <style:paragraph-properties fo:margin-bottom="0in" fo:line-height="100%"/>
    </style:style>
    <style:style style:name="T538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T53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40" style:parent-style-name="Normal" style:family="paragraph">
      <style:paragraph-properties fo:margin-bottom="0in" fo:line-height="100%"/>
    </style:style>
    <style:style style:name="T541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42" style:parent-style-name="Normal" style:family="paragraph">
      <style:paragraph-properties fo:margin-bottom="0in" fo:line-height="100%"/>
    </style:style>
    <style:style style:name="T543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44" style:parent-style-name="Normal" style:family="paragraph">
      <style:paragraph-properties fo:margin-bottom="0in" fo:line-height="100%"/>
    </style:style>
    <style:style style:name="T545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46" style:parent-style-name="Normal" style:family="paragraph">
      <style:paragraph-properties fo:margin-bottom="0in" fo:line-height="100%"/>
    </style:style>
    <style:style style:name="T547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48" style:parent-style-name="Normal" style:family="paragraph">
      <style:paragraph-properties fo:margin-bottom="0in" fo:line-height="100%"/>
    </style:style>
    <style:style style:name="T549" style:parent-style-name="DefaultParagraphFont" style:family="text">
      <style:text-properties style:font-name="Courier New" style:font-name-asian="Times New Roman" style:font-name-complex="Courier New" fo:color="#000000" fo:language="en" fo:country="GB" style:language-asian="en" style:country-asian="GB"/>
    </style:style>
    <style:style style:name="P550" style:parent-style-name="Normal" style:family="paragraph">
      <style:text-properties fo:font-size="14pt" style:font-size-asian="14pt" style:font-size-complex="14pt" fo:language="en" fo:country="GB"/>
    </style:style>
    <style:style style:name="P551" style:parent-style-name="Normal" style:family="paragraph">
      <style:text-properties fo:font-size="14pt" style:font-size-asian="14pt" style:font-size-complex="14pt" fo:language="en" fo:country="GB"/>
    </style:style>
    <style:style style:name="P552" style:parent-style-name="Normal" style:family="paragraph"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n" fo:country="GB"/>
    </style:style>
    <style:style style:name="P553" style:parent-style-name="ListParagraph" style:family="paragraph">
      <style:text-properties style:font-name-complex="Arial" fo:font-size="14pt" style:font-size-asian="14pt" style:font-size-complex="14pt" fo:language="en" fo:country="GB"/>
    </style:style>
    <style:style style:name="P554" style:parent-style-name="ListParagraph" style:family="paragraph">
      <style:text-properties style:font-name-complex="Arial" fo:font-size="14pt" style:font-size-asian="14pt" style:font-size-complex="14pt" fo:language="en" fo:country="GB"/>
    </style:style>
    <style:style style:name="P555" style:parent-style-name="ListParagraph" style:family="paragraph">
      <style:text-properties style:font-name-complex="Arial" fo:font-size="14pt" style:font-size-asian="14pt" style:font-size-complex="14pt"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Faculty of Mathematics and Information Science Warsaw University of Technology</text:p>
      <text:p text:style-name="P2"/>
      <text:p text:style-name="P3"><text:span text:style-name="T4"><draw:frame draw:style-name="a0" draw:name="Picture 1" text:anchor-type="as-char" svg:x="0in" svg:y="0in" svg:width="1.85417in" svg:height="1.78125in" style:rel-width="scale" style:rel-height="scale"><draw:image xlink:href="media/image1.wmf" xlink:type="simple" xlink:show="embed" xlink:actuate="onLoad"/><svg:title/><svg:desc/></draw:frame></text:span></text:p>
      <text:p text:style-name="P5"/>
      <text:p text:style-name="P6"/>
      <text:p text:style-name="P7">Algorithms and Computability Project</text:p>
      <text:p text:style-name="P8"/>
      <text:p text:style-name="P9"/>
      <text:p text:style-name="P10">prepared by:<text:line-break/>Kuśmierczyk Aleksander<text:line-break/>Sławińska Martyna<text:line-break/>Żaba<text:s/>Kornel</text:p>
      <text:p text:style-name="P11"/>
      <text:p text:style-name="P12"/>
      <text:p text:style-name="P13"/>
      <text:p text:style-name="P14">Version no. 1.0</text:p>
      <text:p text:style-name="P15">Date: 19.10.2017</text:p>
      <text:p text:style-name="P16"/>
      <text:p text:style-name="P17"/>
      <text:p text:style-name="P18"/>
      <text:p text:style-name="P19"/>
      <text:soft-page-break/>
      <text:p text:style-name="P20">History of changes</text:p>
      <text:p text:style-name="P21">Example: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Date</text:p>
          </table:table-cell>
          <table:table-cell table:style-name="TableCell30">
            <text:p text:style-name="P31">Author</text:p>
          </table:table-cell>
          <table:table-cell table:style-name="TableCell32">
            <text:p text:style-name="P33">Description</text:p>
          </table:table-cell>
          <table:table-cell table:style-name="TableCell34">
            <text:p text:style-name="P35">Version</text:p>
          </table:table-cell>
        </table:table-row>
        <table:table-row table:style-name="TableRow36">
          <table:table-cell table:style-name="TableCell37">
            <text:p text:style-name="P38">19.10.2017</text:p>
          </table:table-cell>
          <table:table-cell table:style-name="TableCell39">
            <text:p text:style-name="P40">Kuśmierczyk Aleksander</text:p>
            <text:p text:style-name="P41">Sławińska Martyna</text:p>
            <text:p text:style-name="P42">Żaba Kornel</text:p>
          </table:table-cell>
          <table:table-cell table:style-name="TableCell43">
            <text:p text:style-name="P44"><text:span text:style-name="T45">First version</text:span></text:p>
          </table:table-cell>
          <table:table-cell table:style-name="TableCell46">
            <text:p text:style-name="P47">1.0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</table:table>
      <text:list text:style-name="LFO2">
        <text:list-item text:start-value="1">
          <text:p text:style-name="P75"><text:bookmark-start text:name="_Toc462868751"/><text:bookmark-end text:name="_Toc462868751"/><text:line-break/><text:line-break/><text:bookmark-start text:name="_Toc496172275"/>Table of Contents<text:bookmark-end text:name="_Toc496172275"/></text:p>
        </text:list-item>
        <text:list-item>
          <text:p text:style-name="Nagłówek11"/>
        </text:list-item>
      </text:list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O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6"><text:span text:style-name="T77">Table of<text:s/></text:span><text:span text:style-name="T78">Contents</text:span><text:span text:style-name="T79"><text:tab/>2</text:span></text:p>
          <text:p text:style-name="P80"><text:span text:style-name="T81">1</text:span><text:span text:style-name="T82"><text:tab/></text:span><text:span text:style-name="T83">Problem definition</text:span><text:span text:style-name="T84"><text:tab/>3</text:span></text:p>
          <text:p text:style-name="P85"><text:span text:style-name="T86">1.1</text:span><text:span text:style-name="T87"><text:tab/></text:span><text:span text:style-name="T88">Description of a problem</text:span><text:span text:style-name="T89"><text:tab/>3</text:span></text:p>
          <text:p text:style-name="P90"><text:span text:style-name="T91">1.2</text:span><text:span text:style-name="T92"><text:tab/></text:span><text:span text:style-name="T93">What is a project</text:span><text:span text:style-name="T94"><text:tab/>3</text:span></text:p>
          <text:p text:style-name="P95"><text:span text:style-name="T96">1.3</text:span><text:span text:style-name="T97"><text:tab/></text:span><text:span text:style-name="T98">What is an expert</text:span><text:span text:style-name="T99"><text:tab/>3</text:span></text:p>
          <text:p text:style-name="P100"><text:span text:style-name="T101">1.4</text:span><text:span text:style-name="T102"><text:tab/></text:span><text:span text:style-name="T103">Description of a problem using mathematical notions</text:span><text:span text:style-name="T104"><text:tab/>3</text:span></text:p>
          <text:p text:style-name="P105"><text:span text:style-name="T106">2</text:span><text:span text:style-name="T107"><text:tab/></text:span><text:span text:style-name="T108">Solution in the form of a pseudo-code</text:span><text:span text:style-name="T109"><text:tab/>3</text:span></text:p>
        </text:index-body>
      </text:table-of-content>
      <text:p text:style-name="Spistreści11"/>
      <text:p text:style-name="P110"/>
      <text:p text:style-name="P111"/>
      <text:p text:style-name="P112"/>
      <text:p text:style-name="P113"/>
      <text:p text:style-name="P114"/>
      <text:h text:style-name="P115" text:outline-level="1" text:restart-numbering="true" text:start-value="1"><text:bookmark-start text:name="_Toc462868752"/><text:bookmark-start text:name="_Toc496172276"/><text:bookmark-end text:name="_Toc462868752"/><text:soft-page-break/>Problem definition<text:bookmark-end text:name="_Toc496172276"/></text:h>
      <text:p text:style-name="P116"/>
      <text:h text:style-name="P117" text:outline-level="2" text:restart-numbering="true" text:start-value="1"><text:bookmark-start text:name="_Toc496172277"/>Description of<text:s/>a problem<text:bookmark-end text:name="_Toc496172277"/><text:s text:c="2"/><text:line-break/></text:h>
      <text:p text:style-name="P118">The problem is to assign a set of experts to a set of projects. <text:s/>The assignment must be done in a way that covers the most of the specialization fields required by each project.<text:s/><text:line-break/>The expert can be assigned to only one project, and only one its specialization might be used for that project. The project can have many experts assigned to it.<text:line-break/>The aim is to minimize the number of unused experts or to minimize the number of unfinished projects, i.e. the number of projects that are still lacking some<text:s/>experts.</text:p>
      <text:p text:style-name="P119"/>
      <text:h text:style-name="P120" text:outline-level="2" text:restart-numbering="true" text:start-value="1"><text:bookmark-start text:name="_Toc496172278"/><text:span text:style-name="T121">What is a project</text:span><text:bookmark-end text:name="_Toc496172278"/><text:span text:style-name="T122"><text:s/></text:span><text:span text:style-name="T123"><text:line-break/></text:span></text:h>
      <text:p text:style-name="P124">The project is a vector of values, which belong to natural numbers. The number of elements in this vector depends on the features number declared in the input file.<text:s/><text:line-break/>Each element of the project vector represents a specialization field required by the project, and its value is the number of experts needed in that domain.<text:s/></text:p>
      <text:p text:style-name="P125"/>
      <text:h text:style-name="P126" text:outline-level="2" text:restart-numbering="true" text:start-value="1"><text:bookmark-start text:name="_Toc462868755"/><text:bookmark-start text:name="_Toc496172279"/><text:bookmark-end text:name="_Toc462868755"/><text:span text:style-name="T127">What is an expert</text:span><text:bookmark-end text:name="_Toc496172279"/><text:span text:style-name="T128"><text:line-break/></text:span></text:h>
      <text:p text:style-name="Caption"><text:span text:style-name="T129">The expert is a vector of Boolean values. The number of elements in this vector depends on the features number declared in the input file.</text:span><text:span text:style-name="T130"><text:line-break/></text:span><text:span text:style-name="T131">Each element of the expert vector represents a specialization field, which belongs to the expert’s area of expertise. The value of 1 signifies that the expert specializes in a given feature, while 0 indicates the lack of knowledge in given field.</text:span><text:span text:style-name="T132"><text:line-break/></text:span><text:span text:style-name="T133"><text:line-break/></text:span></text:p>
      <text:h text:style-name="P134" text:outline-level="2" text:restart-numbering="true" text:start-value="1"><text:bookmark-start text:name="_Toc496172280"/>Description of a problem using mathematical notions<text:bookmark-end text:name="_Toc496172280"/></text:h>
      <text:p text:style-name="Caption"><text:span text:style-name="T135"><text:line-break/></text:span><text:span text:style-name="T136">u – number of projects</text:span><text:span text:style-name="T137"><text:line-break/></text:span><text:span text:style-name="T138">v – number of experts</text:span><text:span text:style-name="T139"><text:line-break/></text:span><text:span text:style-name="T140">w – number of features</text:span><text:span text:style-name="T141"><text:line-break/></text:span><text:span text:style-name="T142">SP – set of pairs (Expert, Project) representing that the expert is working on the project</text:span></text:p>
      <text:p text:style-name="Caption"><text:span text:style-name="T143">A pair (E</text:span><text:span text:style-name="T144">k</text:span><text:span text:style-name="T145">,P</text:span><text:span text:style-name="T146">i</text:span><text:span text:style-name="T147">) represents that the k</text:span><text:span text:style-name="T148">th</text:span><text:span text:style-name="T149"><text:s/>expert<text:s/></text:span><text:span text:style-name="T150">working in a i</text:span><text:span text:style-name="T151">th</text:span><text:span text:style-name="T152"><text:s/>project.</text:span></text:p>
      <text:p text:style-name="Caption"><text:span text:style-name="T153">A pair (E</text:span><text:span text:style-name="T154">k</text:span><text:span text:style-name="T155">,p</text:span><text:span text:style-name="T156">i</text:span><text:span text:style-name="T157">) represents that the k</text:span><text:span text:style-name="T158">th</text:span><text:span text:style-name="T159"><text:s/>expert working in a i</text:span><text:span text:style-name="T160">th</text:span><text:span text:style-name="T161"><text:s/>field of a project.</text:span></text:p>
      <text:p text:style-name="P162"/>
      <text:p text:style-name="Caption"><text:span text:style-name="T163">∀</text:span><text:span text:style-name="T164">i</text:span><text:span text:style-name="T165">∈</text:span><text:span text:style-name="T166">N</text:span><text:span text:style-name="T167">,<text:s/></text:span><text:span text:style-name="T168">i</text:span><text:span text:style-name="T169">≤</text:span><text:span text:style-name="T170">v<text:s/></text:span><text:span text:style-name="T171">E</text:span><text:span text:style-name="T172">i<text:s/></text:span><text:span text:style-name="T173">= [e</text:span><text:span text:style-name="T174">1</text:span><text:span text:style-name="T175">, e</text:span><text:span text:style-name="T176">2</text:span><text:span text:style-name="T177">, … , e</text:span><text:span text:style-name="T178">w</text:span><text:span text:style-name="T179">]</text:span><text:span text:style-name="T180">-1</text:span><text:span text:style-name="T181"><text:s text:c="2"/></text:span><text:span text:style-name="T182">∀</text:span><text:span text:style-name="T183">j</text:span><text:span text:style-name="T184"><text:s/>e</text:span><text:span text:style-name="T185">j</text:span><text:span text:style-name="T186"><text:s/></text:span><text:span text:style-name="T187">∈ {0,1}</text:span></text:p>
      <text:soft-page-break/>
      <text:p text:style-name="Caption"><text:span text:style-name="T188">∀</text:span><text:span text:style-name="T189">i</text:span><text:span text:style-name="T190">∈</text:span><text:span text:style-name="T191">N</text:span><text:span text:style-name="T192">,<text:s/></text:span><text:span text:style-name="T193">i</text:span><text:span text:style-name="T194">≤</text:span><text:span text:style-name="T195">u<text:s/></text:span><text:span text:style-name="T196">P</text:span><text:span text:style-name="T197">i<text:s/></text:span><text:span text:style-name="T198">= [p</text:span><text:span text:style-name="T199">1</text:span><text:span text:style-name="T200">, p</text:span><text:span text:style-name="T201">2</text:span><text:span text:style-name="T202">, … , p</text:span><text:span text:style-name="T203">w</text:span><text:span text:style-name="T204">]</text:span><text:span text:style-name="T205">-1</text:span><text:span text:style-name="T206"><text:s text:c="2"/></text:span><text:span text:style-name="T207">∀</text:span><text:span text:style-name="T208">j</text:span><text:span text:style-name="T209"><text:s/>p</text:span><text:span text:style-name="T210">j</text:span><text:span text:style-name="T211"><text:s/></text:span><text:span text:style-name="T212">∈ N</text:span></text:p>
      <text:p text:style-name="Caption"><text:span text:style-name="T213">∀</text:span><text:span text:style-name="T214">k</text:span><text:span text:style-name="T215">∈</text:span><text:span text:style-name="T216">N</text:span><text:span text:style-name="T217">,<text:s/></text:span><text:span text:style-name="T218">k</text:span><text:span text:style-name="T219">≤</text:span><text:span text:style-name="T220">v<text:s/></text:span><text:span text:style-name="T221">∀</text:span><text:span text:style-name="T222"><text:s/></text:span><text:span text:style-name="T223">i,j∈</text:span><text:span text:style-name="T224">N</text:span><text:span text:style-name="T225">,<text:s/></text:span><text:span text:style-name="T226">i</text:span><text:span text:style-name="T227">≤</text:span><text:span text:style-name="T228">u, j</text:span><text:span text:style-name="T229">≤</text:span><text:span text:style-name="T230">u, i</text:span><text:span text:style-name="T231">≠j</text:span><text:span text:style-name="T232"><text:s/></text:span><text:span text:style-name="T233">(E</text:span><text:span text:style-name="T234">k</text:span><text:span text:style-name="T235">,P</text:span><text:span text:style-name="T236">i</text:span><text:span text:style-name="T237">)<text:s/></text:span><text:span text:style-name="T238">∈ SP ⇒<text:s/></text:span><text:span text:style-name="T239">(E</text:span><text:span text:style-name="T240">k</text:span><text:span text:style-name="T241">,P</text:span><text:span text:style-name="T242">j</text:span><text:span text:style-name="T243">)<text:s/></text:span><text:span text:style-name="T244">∉</text:span><text:span text:style-name="T245"><text:s/>SP</text:span></text:p>
      <text:p text:style-name="Caption"><text:span text:style-name="T246">∀</text:span><text:span text:style-name="T247">k</text:span><text:span text:style-name="T248">∈</text:span><text:span text:style-name="T249">N</text:span><text:span text:style-name="T250">,<text:s/></text:span><text:span text:style-name="T251">k</text:span><text:span text:style-name="T252">≤</text:span><text:span text:style-name="T253">v<text:s/></text:span><text:span text:style-name="T254">∀</text:span><text:span text:style-name="T255"><text:s/></text:span><text:span text:style-name="T256">i,j∈</text:span><text:span text:style-name="T257">N</text:span><text:span text:style-name="T258">,<text:s/></text:span><text:span text:style-name="T259">i</text:span><text:span text:style-name="T260">≤</text:span><text:span text:style-name="T261">w, j</text:span><text:span text:style-name="T262">≤</text:span><text:span text:style-name="T263">w, i</text:span><text:span text:style-name="T264">≠j<text:s/></text:span><text:span text:style-name="T265">∃</text:span><text:span text:style-name="T266">l</text:span><text:span text:style-name="T267"><text:s/></text:span><text:span text:style-name="T268">∈</text:span><text:span text:style-name="T269">N</text:span><text:span text:style-name="T270">,<text:s/></text:span><text:span text:style-name="T271">l</text:span><text:span text:style-name="T272">≤</text:span><text:span text:style-name="T273">u</text:span><text:span text:style-name="T274"><text:s/>p</text:span><text:span text:style-name="T275">i</text:span><text:span text:style-name="T276"><text:s/>∈ P</text:span><text:span text:style-name="T277">l</text:span><text:span text:style-name="T278"><text:s/></text:span><text:span text:style-name="T279"><text:s/></text:span><text:span text:style-name="T280"><text:s/></text:span><text:span text:style-name="T281">(E</text:span><text:span text:style-name="T282">k</text:span><text:span text:style-name="T283">,p</text:span><text:span text:style-name="T284">i</text:span><text:span text:style-name="T285">)</text:span><text:span text:style-name="T286"><text:s/>⇒<text:s/></text:span></text:p>
      <text:p text:style-name="Caption"><text:span text:style-name="T287">~</text:span><text:span text:style-name="T288">∃</text:span><text:span text:style-name="T289"><text:s/></text:span><text:span text:style-name="T290">j∈</text:span><text:span text:style-name="T291">N, j</text:span><text:span text:style-name="T292">≤</text:span><text:span text:style-name="T293">w</text:span><text:span text:style-name="T294"><text:s/>p</text:span><text:span text:style-name="T295">j<text:s/></text:span><text:span text:style-name="T296">∈ P</text:span><text:span text:style-name="T297">l</text:span><text:span text:style-name="T298"><text:s/>(E</text:span><text:span text:style-name="T299">k</text:span><text:span text:style-name="T300">,p</text:span><text:span text:style-name="T301">j</text:span><text:span text:style-name="T302">) <text:s/></text:span></text:p>
      <text:p text:style-name="Caption"/>
      <text:p text:style-name="Caption"><text:span text:style-name="T303">The solution to the problem is the result of a function, which minimizes the number of not assigned experts.</text:span></text:p>
      <text:p text:style-name="Caption"><text:span text:style-name="T304">F(u,v,w,E,P) = min (#x : x</text:span><text:span text:style-name="T305">∈E</text:span><text:span text:style-name="T306"><text:s/></text:span><text:span text:style-name="T307">∧</text:span><text:span text:style-name="T308"> </text:span><text:span text:style-name="T309"><text:s/></text:span><text:span text:style-name="T310">x</text:span><text:span text:style-name="T311">∉</text:span><text:span text:style-name="T312">SP)</text:span></text:p>
      <text:p text:style-name="P313"/>
      <text:h text:style-name="P314" text:outline-level="1" text:restart-numbering="true" text:start-value="1"><text:bookmark-start text:name="_Toc496172281"/>Solution in the form of a pseudo-code<text:bookmark-end text:name="_Toc496172281"/></text:h>
      <text:p text:style-name="P315"/>
      <text:p text:style-name="P316"><text:span text:style-name="T317">Assignment - a class representing a tree structure consisting of every possible expert assignment.<text:s/></text:span></text:p>
      <text:p text:style-name="P318"/>
      <text:p text:style-name="P319"><text:span text:style-name="T320">Run ( Projects, Experts, featureCount)</text:span></text:p>
      <text:p text:style-name="P321"><text:span text:style-name="T322">{</text:span></text:p>
      <text:p text:style-name="P323"><text:span text:style-name="T324">projectSum = SumProjectVectors( Projects, featureCount)</text:span></text:p>
      <text:p text:style-name="P325"><text:span text:style-name="T326">RecursiveAssign(use</text:span><text:span text:style-name="T327">dExperts, Experts, a, featureCount) // usedExperts is the set of experts assigned to the projects, a is an assignment)</text:span></text:p>
      <text:p text:style-name="P328"><text:span text:style-name="T329">optimalPath = a.OptimalPath() //</text:span></text:p>
      <text:p text:style-name="P330"><text:span text:style-name="T331">usedExperts = FindUsedExperts(optimalPath)//</text:span></text:p>
      <text:p text:style-name="P332"><text:span text:style-name="T333">AssignExpertsToProjects(Projects, UsedExperts)</text:span></text:p>
      <text:p text:style-name="P334"><text:span text:style-name="T335">}</text:span></text:p>
      <text:p text:style-name="P336"/>
      <text:p text:style-name="P337"><text:span text:style-name="T338">Recursive</text:span><text:span text:style-name="T339">Assign(expertsUsed, Experts, assignment, featureCount))<text:s/></text:span></text:p>
      <text:p text:style-name="P340"><text:span text:style-name="T341">{</text:span></text:p>
      <text:p text:style-name="P342"><text:span text:style-name="T343"><text:tab/>expertsUsedCopy = expertsUsed;</text:span></text:p>
      <text:p text:style-name="P344"><text:span text:style-name="T345"><text:tab/>for(i=0; i&lt;NumberOfExperts,i++)</text:span></text:p>
      <text:p text:style-name="P346"><text:span text:style-name="T347"><text:tab/>{</text:span></text:p>
      <text:p text:style-name="P348"><text:span text:style-name="T349"><text:tab/></text:span><text:span text:style-name="T350"><text:tab/>if(!expertsUsed contains (Experts[i])</text:span></text:p>
      <text:p text:style-name="P351"><text:span text:style-name="T352"><text:tab/></text:span><text:span text:style-name="T353"><text:tab/></text:span><text:span text:style-name="T354"><text:tab/>for(j=0; j&lt;featureCount; j++)</text:span></text:p>
      <text:p text:style-name="P355"><text:span text:style-name="T356"><text:tab/></text:span><text:span text:style-name="T357"><text:tab/></text:span><text:span text:style-name="T358"><text:tab/>{</text:span></text:p>
      <text:p text:style-name="P359"><text:span text:style-name="T360"><text:tab/></text:span><text:span text:style-name="T361"><text:tab/></text:span><text:span text:style-name="T362"><text:tab/></text:span><text:span text:style-name="T363"><text:tab/>A = assignment.add (expert[i]),k)</text:span></text:p>
      <text:p text:style-name="P364"><text:span text:style-name="T365"><text:tab/></text:span><text:span text:style-name="T366"><text:tab/></text:span><text:span text:style-name="T367"><text:tab/></text:span><text:span text:style-name="T368"><text:tab/>if(<text:s/></text:span><text:span text:style-name="T369">a!=NULL)</text:span></text:p>
      <text:p text:style-name="P370"><text:span text:style-name="T371">{</text:span></text:p>
      <text:p text:style-name="P372"><text:span text:style-name="T373"><text:tab/>expertsUsed.add(Experts[i])</text:span><text:span text:style-name="T374"><text:tab/>RecursiveAssign(UsedExperts,Experts,A,featurecount)</text:span></text:p>
      <text:p text:style-name="P375"><text:span text:style-name="T376">}</text:span></text:p>
      <text:p text:style-name="P377"><text:span text:style-name="T378"><text:tab/></text:span><text:span text:style-name="T379"><text:tab/></text:span><text:span text:style-name="T380"><text:tab/>}</text:span></text:p>
      <text:p text:style-name="P381"><text:span text:style-name="T382"><text:tab/>}</text:span></text:p>
      <text:p text:style-name="P383"><text:span text:style-name="T384">}</text:span></text:p>
      <text:soft-page-break/>
      <text:p text:style-name="P385"><text:span text:style-name="T386">FindUsedExperts(assignment)//</text:span></text:p>
      <text:p text:style-name="P387"><text:span text:style-name="T388">{</text:span></text:p>
      <text:p text:style-name="P389"><text:span text:style-name="T390"><text:tab/>while(assignment != null)</text:span></text:p>
      <text:p text:style-name="P391"><text:span text:style-name="T392"><text:tab/>{</text:span></text:p>
      <text:p text:style-name="P393"><text:span text:style-name="T394"><text:tab/></text:span><text:span text:style-name="T395"><text:tab/>expertsUsed.Add(assignment.expert)</text:span></text:p>
      <text:p text:style-name="P396"><text:span text:style-name="T397"><text:tab/></text:span><text:span text:style-name="T398"><text:tab/>assignment=assignment.parent;</text:span></text:p>
      <text:p text:style-name="P399"><text:span text:style-name="T400"><text:tab/>}</text:span></text:p>
      <text:p text:style-name="P401"><text:span text:style-name="T402"><text:tab/>Return<text:s/></text:span><text:span text:style-name="T403">expertsUsed;</text:span></text:p>
      <text:p text:style-name="P404"><text:span text:style-name="T405">}</text:span></text:p>
      <text:p text:style-name="P406"/>
      <text:p text:style-name="P407"><text:span text:style-name="T408">AssignExpertsToProjects(Projects, expertsUsed)</text:span></text:p>
      <text:p text:style-name="P409"><text:span text:style-name="T410">{</text:span></text:p>
      <text:p text:style-name="P411"><text:span text:style-name="T412"><text:tab/>for(i=expertsUsedCount - 1; i &gt;= 0; i--)</text:span></text:p>
      <text:p text:style-name="P413"><text:span text:style-name="T414"><text:tab/>{</text:span></text:p>
      <text:p text:style-name="P415"><text:span text:style-name="T416"><text:tab/></text:span><text:span text:style-name="T417"><text:tab/>for(j=0; j &lt; ProjectsCount; j++)</text:span></text:p>
      <text:p text:style-name="P418"><text:span text:style-name="T419"><text:tab/></text:span><text:span text:style-name="T420"><text:tab/>{</text:span></text:p>
      <text:p text:style-name="P421"><text:span text:style-name="T422"><text:tab/></text:span><text:span text:style-name="T423"><text:tab/></text:span><text:span text:style-name="T424"><text:tab/>if(Projects[j][ExpertsUsed[i].featureUsed&gt;0)</text:span></text:p>
      <text:p text:style-name="P425"><text:span text:style-name="T426"><text:tab/></text:span><text:span text:style-name="T427"><text:tab/></text:span><text:span text:style-name="T428"><text:tab/>{</text:span></text:p>
      <text:p text:style-name="P429"><text:span text:style-name="T430"><text:tab/></text:span><text:span text:style-name="T431"><text:tab/></text:span><text:span text:style-name="T432"><text:tab/></text:span><text:span text:style-name="T433"><text:tab/>Projects[j][ExpertsUsed[i].featureUsed--;</text:span></text:p>
      <text:p text:style-name="P434"><text:span text:style-name="T435"><text:tab/></text:span><text:span text:style-name="T436"><text:tab/></text:span><text:span text:style-name="T437"><text:tab/></text:span><text:span text:style-name="T438"><text:tab/></text:span><text:span text:style-name="T439">UsedExperts[i].AssignedProject = project[j];</text:span></text:p>
      <text:p text:style-name="P440"><text:span text:style-name="T441"><text:tab/></text:span><text:span text:style-name="T442"><text:tab/></text:span><text:span text:style-name="T443"><text:tab/></text:span><text:span text:style-name="T444"><text:tab/>break;</text:span></text:p>
      <text:p text:style-name="P445"><text:span text:style-name="T446"><text:tab/></text:span><text:span text:style-name="T447"><text:tab/></text:span><text:span text:style-name="T448"><text:tab/>}</text:span></text:p>
      <text:p text:style-name="P449"><text:span text:style-name="T450"><text:tab/></text:span><text:span text:style-name="T451"><text:tab/>}</text:span></text:p>
      <text:p text:style-name="P452"><text:span text:style-name="T453"><text:tab/>}</text:span></text:p>
      <text:p text:style-name="P454"><text:span text:style-name="T455">}</text:span></text:p>
      <text:p text:style-name="P456"/>
      <text:p text:style-name="P457"><text:span text:style-name="T458">Assignment.Add(Expert, indexFeature)</text:span></text:p>
      <text:p text:style-name="P459"><text:span text:style-name="T460">{</text:span></text:p>
      <text:p text:style-name="P461"><text:span text:style-name="T462"><text:tab/>if(projectSum[indexFeature]&gt;0)</text:span></text:p>
      <text:p text:style-name="P463"><text:span text:style-name="T464"><text:tab/>{</text:span></text:p>
      <text:p text:style-name="P465"><text:span text:style-name="T466"><text:tab/></text:span><text:span text:style-name="T467"><text:tab/>Expert.featureUsed = indexFeature;</text:span></text:p>
      <text:p text:style-name="P468"><text:span text:style-name="T469"><text:tab/></text:span><text:span text:style-name="T470"><text:tab/>Assignment = new Assignment(projectSum)</text:span></text:p>
      <text:p text:style-name="P471"><text:span text:style-name="T472">Assignment.Expert = Expert;</text:span></text:p>
      <text:p text:style-name="P473"><text:span text:style-name="T474"><text:tab/></text:span><text:span text:style-name="T475"><text:tab/>As</text:span><text:span text:style-name="T476">signment.projectSum[indexFeature]--;</text:span></text:p>
      <text:p text:style-name="P477"><text:span text:style-name="T478"><text:tab/></text:span><text:span text:style-name="T479"><text:tab/>this.AssignmentList.Add(Assignment);</text:span></text:p>
      <text:p text:style-name="P480"><text:span text:style-name="T481"><text:tab/></text:span><text:span text:style-name="T482"><text:tab/>Assignment.parent = this;</text:span></text:p>
      <text:p text:style-name="P483"><text:span text:style-name="T484"><text:tab/></text:span><text:span text:style-name="T485"><text:tab/>Return Assignment;</text:span></text:p>
      <text:p text:style-name="P486"><text:span text:style-name="T487">}</text:span></text:p>
      <text:p text:style-name="P488"><text:span text:style-name="T489">Return Null;</text:span></text:p>
      <text:p text:style-name="P490"><text:span text:style-name="T491">}</text:span></text:p>
      <text:p text:style-name="P492"><text:span text:style-name="T493">Assignment.OptimalPath()</text:span></text:p>
      <text:p text:style-name="P494"><text:span text:style-name="T495">{</text:span></text:p>
      <text:p text:style-name="P496"><text:span text:style-name="T497"><text:tab/>maxPathLength = 0</text:span></text:p>
      <text:p text:style-name="P498"><text:span text:style-name="T499">pathLength = 0</text:span></text:p>
      <text:p text:style-name="P500"><text:span text:style-name="T501"><text:tab/>Assignment = RecursiveLongestPath(maxPathLength,<text:s/></text:span><text:span text:style-name="T502">pathLength, this);</text:span></text:p>
      <text:p text:style-name="P503"><text:span text:style-name="T504">    return Assignment ;</text:span></text:p>
      <text:p text:style-name="P505"/>
      <text:p text:style-name="P506"><text:span text:style-name="T507">}</text:span></text:p>
      <text:p text:style-name="P508"/>
      <text:p text:style-name="P509"><text:span text:style-name="T510">RecursiveLongestPath(maxPathLength, pathLength, currentAssignemnt)</text:span></text:p>
      <text:p text:style-name="P511"><text:span text:style-name="T512">       {</text:span></text:p>
      <text:p text:style-name="P513"><text:span text:style-name="T514">           pathLength++;</text:span></text:p>
      <text:p text:style-name="P515"><text:span text:style-name="T516">           Assignment = null;</text:span></text:p>
      <text:soft-page-break/>
      <text:p text:style-name="P517"><text:span text:style-name="T518">           if(current.AssignmentList.Count == 0)</text:span></text:p>
      <text:p text:style-name="P519"><text:span text:style-name="T520">           {</text:span></text:p>
      <text:p text:style-name="P521"><text:span text:style-name="T522">               if (pathLength &gt; maxPathLength)</text:span></text:p>
      <text:p text:style-name="P523"><text:span text:style-name="T524">               {</text:span></text:p>
      <text:p text:style-name="P525"><text:span text:style-name="T526">                   maxPathLength = pathLength;</text:span></text:p>
      <text:p text:style-name="P527"><text:span text:style-name="T528">                   return current;</text:span></text:p>
      <text:p text:style-name="P529"><text:span text:style-name="T530">               }</text:span></text:p>
      <text:p text:style-name="P531"><text:span text:style-name="T532">           }</text:span></text:p>
      <text:p text:style-name="P533"><text:span text:style-name="T534">           foreach(child in Current.AssignmentList)</text:span></text:p>
      <text:p text:style-name="P535"><text:span text:style-name="T536">           {</text:span></text:p>
      <text:p text:style-name="P537"><text:span text:style-name="T538">               </text:span><text:span text:style-name="T539">Assignment ret = RecursiveLongestPath(ref maxPathLength, pathLength, child);</text:span></text:p>
      <text:p text:style-name="P540"><text:span text:style-name="T541">               if (ret != null)</text:span></text:p>
      <text:p text:style-name="P542"><text:span text:style-name="T543">                   Assignment= ret;</text:span></text:p>
      <text:p text:style-name="P544"><text:span text:style-name="T545">           }</text:span></text:p>
      <text:p text:style-name="P546"><text:span text:style-name="T547">           return Assignment;</text:span></text:p>
      <text:p text:style-name="P548"><text:span text:style-name="T549">       }</text:span></text:p>
      <text:p text:style-name="P550"/>
      <text:p text:style-name="P551"/>
      <text:p text:style-name="P552"/>
      <text:p text:style-name="P553"/>
      <text:p text:style-name="P554"/>
      <text:p text:style-name="P55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Arial" style:font-name-asian="Times New Roman" style:font-name-complex="Times New Roman" fo:font-weight="bold" style:font-weight-asian="bold" style:font-weight-complex="bold" fo:color="#2E74B5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Arial" style:font-name-asian="Times New Roman" style:font-name-complex="Times New Roman" fo:font-weight="bold" style:font-weight-asian="bold" style:font-weight-complex="bold" fo:color="#5B9BD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5B9BD5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1F4D78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style:font-name-asian="SimSun" style:font-name-complex="Calibri" fo:language="pl" fo:country="PL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fo:color="#2E74B5" fo:font-size="14pt" style:font-size-asian="14pt" style:font-size-complex="14pt" fo:language="pl" fo:country="PL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fo:color="#5B9BD5" fo:font-size="13pt" style:font-size-asian="13pt" style:font-size-complex="13pt" fo:language="pl" fo:country="PL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5B9BD5" fo:language="pl" fo:country="PL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language="pl" fo:country="PL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1F4D78" fo:language="pl" fo:country="PL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 fo:language="pl" fo:country="PL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 fo:language="pl" fo:country="PL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404040" fo:font-size="10pt" style:font-size-asian="10pt" style:font-size-complex="10pt" fo:language="pl" fo:country="PL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language="pl" fo:country="PL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aption" style:display-name="Caption" style:family="paragraph" style:parent-style-name="Normal">
      <style:paragraph-properties fo:margin-bottom="0.0833in" fo:line-height="100%"/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pl" style:country-asian="PL" fo:hyphenate="false"/>
    </style:style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="Arial" style:font-name-asian="Times New Roman" style:font-name-complex="Times New Roman" fo:font-size="10pt" style:font-size-asian="10pt" style:font-size-complex="12pt" fo:language="en" fo:country="US" fo:hyphenate="false"/>
    </style:style>
    <style:style style:name="Nagłówek1Znak" style:display-name="Nagłówek 1 Znak" style:family="text" style:parent-style-name="DefaultParagraphFont">
      <style:text-properties style:font-name="Arial" style:font-name-complex="Arial" fo:font-weight="bold" style:font-weight-asian="bold" style:font-weight-complex="bold" fo:color="#365F91" fo:font-size="14pt" style:font-size-asian="14pt" style:font-size-complex="14pt"/>
    </style:style>
    <style:style style:name="Nagłówek11" style:display-name="Nagłówek 11" style:family="paragraph" style:parent-style-name="Normal" style:list-style-name="LFO2" style:default-outline-level="1">
      <style:paragraph-properties fo:keep-with-next="always" fo:keep-together="always" fo:margin-top="0.3333in" fo:margin-bottom="0in"/>
      <style:text-properties style:font-name="Arial" style:font-name-asian="Calibri" style:font-name-complex="Arial" fo:font-weight="bold" style:font-weight-asian="bold" style:font-weight-complex="bold" fo:color="#365F91" fo:font-size="14pt" style:font-size-asian="14pt" style:font-size-complex="14pt" fo:language="en" fo:country="GB" fo:hyphenate="false"/>
    </style:style>
    <style:style style:name="Spistreści11" style:display-name="Spis treści 11" style:family="paragraph" style:parent-style-name="Normal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Łączeindeksu" style:display-name="Łącze indeksu" style:family="text"/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false"/>
    </style:style>
    <style:style style:name="apple-tab-span" style:display-name="apple-tab-span" style:family="text" style:parent-style-name="DefaultParagraphFont"/>
    <style:style style:name="WW_CharLFO2LVL1" style:family="text">
      <style:text-properties style:use-window-font-color="true"/>
    </style:style>
    <text:list-style style:name="LFO2" style:display-name="LFO2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yna Slawinska</meta:initial-creator>
    <dc:creator>Martyna Slawinska</dc:creator>
    <meta:creation-date>2017-11-02T19:06:00Z</meta:creation-date>
    <dc:date>2017-11-02T19:10:00Z</dc:date>
    <meta:template xlink:href="Normal" xlink:type="simple"/>
    <meta:editing-cycles>2</meta:editing-cycles>
    <meta:editing-duration>PT240S</meta:editing-duration>
    <meta:document-statistic meta:page-count="6" meta:paragraph-count="10" meta:word-count="776" meta:character-count="5192" meta:row-count="36" meta:non-whitespace-character-count="4426"/>
  </office:meta>
</office:document-meta>
</file>